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rie 1" table:style-name="ta1">
        <table:shapes>
          <draw:frame draw:z-index="0" draw:style-name="gr1" draw:text-style-name="P1" svg:width="15.999cm" svg:height="8.999cm" svg:x="8.139cm" svg:y="0.551cm">
            <draw:object draw:notify-on-update-of-ranges="'serie 1'.B2:'serie 1'.B25 'serie 1'.C2:'serie 1'.C25 'serie 1'.B2:'serie 1'.B25 'serie 1'.D2:'serie 1'.D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58" calcext:value-type="float">
            <text:p>17,58</text:p>
          </table:table-cell>
          <table:table-cell office:value-type="float" office:value="21.2472537514" calcext:value-type="float">
            <text:p>21,2472537514</text:p>
          </table:table-cell>
          <table:table-cell office:value-type="float" office:value="4.3543642852" calcext:value-type="float">
            <text:p>4,3543642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38" calcext:value-type="float">
            <text:p>15,38</text:p>
          </table:table-cell>
          <table:table-cell office:value-type="float" office:value="20.3660609064" calcext:value-type="float">
            <text:p>20,3660609064</text:p>
          </table:table-cell>
          <table:table-cell office:value-type="float" office:value="3.8591818549" calcext:value-type="float">
            <text:p>3,85918185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56" calcext:value-type="float">
            <text:p>14,56</text:p>
          </table:table-cell>
          <table:table-cell office:value-type="float" office:value="20.0376163005" calcext:value-type="float">
            <text:p>20,0376163005</text:p>
          </table:table-cell>
          <table:table-cell office:value-type="float" office:value="3.6893795317" calcext:value-type="float">
            <text:p>3,6893795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91" calcext:value-type="float">
            <text:p>13,91</text:p>
          </table:table-cell>
          <table:table-cell office:value-type="float" office:value="19.777263869" calcext:value-type="float">
            <text:p>19,777263869</text:p>
          </table:table-cell>
          <table:table-cell office:value-type="float" office:value="3.5601049053" calcext:value-type="float">
            <text:p>3,5601049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9" calcext:value-type="float">
            <text:p>12,9</text:p>
          </table:table-cell>
          <table:table-cell office:value-type="float" office:value="19.3727162447" calcext:value-type="float">
            <text:p>19,3727162447</text:p>
          </table:table-cell>
          <table:table-cell office:value-type="float" office:value="3.3681613017" calcext:value-type="float">
            <text:p>3,3681613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1" calcext:value-type="float">
            <text:p>13,21</text:p>
          </table:table-cell>
          <table:table-cell office:value-type="float" office:value="19.4968843274" calcext:value-type="float">
            <text:p>19,4968843274</text:p>
          </table:table-cell>
          <table:table-cell office:value-type="float" office:value="3.4259472917" calcext:value-type="float">
            <text:p>3,42594729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9" calcext:value-type="float">
            <text:p>15,69</text:p>
          </table:table-cell>
          <table:table-cell office:value-type="float" office:value="20.4902289891" calcext:value-type="float">
            <text:p>20,4902289891</text:p>
          </table:table-cell>
          <table:table-cell office:value-type="float" office:value="3.9253920581" calcext:value-type="float">
            <text:p>3,9253920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95" calcext:value-type="float">
            <text:p>11,95</text:p>
          </table:table-cell>
          <table:table-cell office:value-type="float" office:value="18.9922011525" calcext:value-type="float">
            <text:p>18,9922011525</text:p>
          </table:table-cell>
          <table:table-cell office:value-type="float" office:value="3.1970752901" calcext:value-type="float">
            <text:p>3,1970752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64" calcext:value-type="float">
            <text:p>20,64</text:p>
          </table:table-cell>
          <table:table-cell office:value-type="float" office:value="22.4729128905" calcext:value-type="float">
            <text:p>22,4729128905</text:p>
          </table:table-cell>
          <table:table-cell office:value-type="float" office:value="5.1505006737" calcext:value-type="float">
            <text:p>5,1505006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64" calcext:value-type="float">
            <text:p>14,64</text:p>
          </table:table-cell>
          <table:table-cell office:value-type="float" office:value="20.0696596767" calcext:value-type="float">
            <text:p>20,0696596767</text:p>
          </table:table-cell>
          <table:table-cell office:value-type="float" office:value="3.705611298" calcext:value-type="float">
            <text:p>3,705611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82" calcext:value-type="float">
            <text:p>15,82</text:p>
          </table:table-cell>
          <table:table-cell office:value-type="float" office:value="20.5422994754" calcext:value-type="float">
            <text:p>20,5422994754</text:p>
          </table:table-cell>
          <table:table-cell office:value-type="float" office:value="3.9534945748" calcext:value-type="float">
            <text:p>3,95349457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94" calcext:value-type="float">
            <text:p>9,94</text:p>
          </table:table-cell>
          <table:table-cell office:value-type="float" office:value="18.1871113259" calcext:value-type="float">
            <text:p>18,1871113259</text:p>
          </table:table-cell>
          <table:table-cell office:value-type="float" office:value="2.8631978049" calcext:value-type="float">
            <text:p>2,8631978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8.0509269771" calcext:value-type="float">
            <text:p>18,0509269771</text:p>
          </table:table-cell>
          <table:table-cell office:value-type="float" office:value="2.8102736361" calcext:value-type="float">
            <text:p>2,8102736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41" calcext:value-type="float">
            <text:p>13,41</text:p>
          </table:table-cell>
          <table:table-cell office:value-type="float" office:value="19.5769927678" calcext:value-type="float">
            <text:p>19,5769927678</text:p>
          </table:table-cell>
          <table:table-cell office:value-type="float" office:value="3.4637536513" calcext:value-type="float">
            <text:p>3,4637536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2" calcext:value-type="float">
            <text:p>12,62</text:p>
          </table:table-cell>
          <table:table-cell office:value-type="float" office:value="19.260564428" calcext:value-type="float">
            <text:p>19,260564428</text:p>
          </table:table-cell>
          <table:table-cell office:value-type="float" office:value="3.3168057251" calcext:value-type="float">
            <text:p>3,3168057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93" calcext:value-type="float">
            <text:p>15,93</text:p>
          </table:table-cell>
          <table:table-cell office:value-type="float" office:value="20.5863591176" calcext:value-type="float">
            <text:p>20,5863591176</text:p>
          </table:table-cell>
          <table:table-cell office:value-type="float" office:value="3.9774307127" calcext:value-type="float">
            <text:p>3,9774307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17" calcext:value-type="float">
            <text:p>14,17</text:p>
          </table:table-cell>
          <table:table-cell office:value-type="float" office:value="19.8814048416" calcext:value-type="float">
            <text:p>19,8814048416</text:p>
          </table:table-cell>
          <table:table-cell office:value-type="float" office:value="3.6112621073" calcext:value-type="float">
            <text:p>3,61126210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68" calcext:value-type="float">
            <text:p>8,68</text:p>
          </table:table-cell>
          <table:table-cell office:value-type="float" office:value="17.682428151" calcext:value-type="float">
            <text:p>17,682428151</text:p>
          </table:table-cell>
          <table:table-cell office:value-type="float" office:value="2.6719205443" calcext:value-type="float">
            <text:p>2,6719205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39" calcext:value-type="float">
            <text:p>15,39</text:p>
          </table:table-cell>
          <table:table-cell office:value-type="float" office:value="20.3700663284" calcext:value-type="float">
            <text:p>20,3700663284</text:p>
          </table:table-cell>
          <table:table-cell office:value-type="float" office:value="3.8613001344" calcext:value-type="float">
            <text:p>3,8613001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5" calcext:value-type="float">
            <text:p>15,75</text:p>
          </table:table-cell>
          <table:table-cell office:value-type="float" office:value="20.5142615212" calcext:value-type="float">
            <text:p>20,5142615212</text:p>
          </table:table-cell>
          <table:table-cell office:value-type="float" office:value="3.9383375418" calcext:value-type="float">
            <text:p>3,9383375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7" calcext:value-type="float">
            <text:p>9,17</text:p>
          </table:table-cell>
          <table:table-cell office:value-type="float" office:value="17.8786938301" calcext:value-type="float">
            <text:p>17,8786938301</text:p>
          </table:table-cell>
          <table:table-cell office:value-type="float" office:value="2.7447388035" calcext:value-type="float">
            <text:p>2,74473880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14" calcext:value-type="float">
            <text:p>16,14</text:p>
          </table:table-cell>
          <table:table-cell office:value-type="float" office:value="20.6704729801" calcext:value-type="float">
            <text:p>20,6704729801</text:p>
          </table:table-cell>
          <table:table-cell office:value-type="float" office:value="4.0235301354" calcext:value-type="float">
            <text:p>4,02353013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73" calcext:value-type="float">
            <text:p>16,73</text:p>
          </table:table-cell>
          <table:table-cell office:value-type="float" office:value="20.9067928795" calcext:value-type="float">
            <text:p>20,9067928795</text:p>
          </table:table-cell>
          <table:table-cell office:value-type="float" office:value="4.1559269108" calcext:value-type="float">
            <text:p>4,1559269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84" calcext:value-type="float">
            <text:p>11,84</text:p>
          </table:table-cell>
          <table:table-cell office:value-type="float" office:value="18.9481415102" calcext:value-type="float">
            <text:p>18,9481415102</text:p>
          </table:table-cell>
          <table:table-cell office:value-type="float" office:value="3.1778353233" calcext:value-type="float">
            <text:p>3,1778353233</text:p>
          </table:table-cell>
        </table:table-row>
        <table:table-row table:style-name="ro1">
          <table:table-cell/>
          <table:table-cell table:formula="of:=AVERAGE([.B2:.B25])" office:value-type="float" office:value="13.9854166666667" calcext:value-type="float">
            <text:p>13,9854166667</text:p>
          </table:table-cell>
          <table:table-cell table:formula="of:=AVERAGE([.C2:.C25])" office:value-type="float" office:value="19.8074714267542" calcext:value-type="float">
            <text:p>19,8074714268</text:p>
          </table:table-cell>
          <table:table-cell table:formula="of:=AVERAGE([.D2:.D25])" office:value-type="float" office:value="3.61689692067083" calcext:value-type="float">
            <text:p>3,6168969207</text:p>
          </table:table-cell>
        </table:table-row>
        <table:table-row table:style-name="ro1">
          <table:table-cell/>
          <table:table-cell table:formula="of:=STDEV([.B2:.B25])" office:value-type="float" office:value="2.85074815377155" calcext:value-type="float">
            <text:p>2,8507481538</text:p>
          </table:table-cell>
          <table:table-cell table:formula="of:=STDEV([.C2:.C25])" office:value-type="float" office:value="1.14184494370891" calcext:value-type="float">
            <text:p>1,1418449437</text:p>
          </table:table-cell>
          <table:table-cell table:formula="of:=STDEV([.D2:.D25])" office:value-type="float" office:value="0.566511139467887" calcext:value-type="float">
            <text:p>0,5665111395</text:p>
          </table:table-cell>
        </table:table-row>
      </table:table>
      <table:table table:name="serie 2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D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5" calcext:value-type="float">
            <text:p>12,65</text:p>
          </table:table-cell>
          <table:table-cell table:formula="of:=(0.400542*[.B2])+14.2057" office:value-type="float" office:value="19.2725563" calcext:value-type="float">
            <text:p>19,2725563</text:p>
          </table:table-cell>
          <table:table-cell table:formula="of:=(0.170746*[.B2])+1.169626" office:value-type="float" office:value="3.3295629" calcext:value-type="float">
            <text:p>3,3295629</text:p>
          </table:table-cell>
          <table:table-cell table:formula="of:=[.D2]*100/[.B2]" office:value-type="float" office:value="26.3206553359684" calcext:value-type="float">
            <text:p>26,320655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62" calcext:value-type="float">
            <text:p>13,62</text:p>
          </table:table-cell>
          <table:table-cell table:formula="of:=(0.400542*[.B3])+14.2057" office:value-type="float" office:value="19.66108204" calcext:value-type="float">
            <text:p>19,66108204</text:p>
          </table:table-cell>
          <table:table-cell table:formula="of:=(0.170746*[.B3])+1.169626" office:value-type="float" office:value="3.49518652" calcext:value-type="float">
            <text:p>3,49518652</text:p>
          </table:table-cell>
          <table:table-cell table:formula="of:=[.D3]*100/[.B3]" office:value-type="float" office:value="25.6621624082232" calcext:value-type="float">
            <text:p>25,6621624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25" calcext:value-type="float">
            <text:p>14,25</text:p>
          </table:table-cell>
          <table:table-cell table:formula="of:=(0.400542*[.B4])+14.2057" office:value-type="float" office:value="19.9134235" calcext:value-type="float">
            <text:p>19,9134235</text:p>
          </table:table-cell>
          <table:table-cell table:formula="of:=(0.170746*[.B4])+1.169626" office:value-type="float" office:value="3.6027565" calcext:value-type="float">
            <text:p>3,6027565</text:p>
          </table:table-cell>
          <table:table-cell table:formula="of:=[.D4]*100/[.B4]" office:value-type="float" office:value="25.282501754386" calcext:value-type="float">
            <text:p>25,2825017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32" calcext:value-type="float">
            <text:p>16,32</text:p>
          </table:table-cell>
          <table:table-cell table:formula="of:=(0.400542*[.B5])+14.2057" office:value-type="float" office:value="20.74254544" calcext:value-type="float">
            <text:p>20,74254544</text:p>
          </table:table-cell>
          <table:table-cell table:formula="of:=(0.170746*[.B5])+1.169626" office:value-type="float" office:value="3.95620072" calcext:value-type="float">
            <text:p>3,95620072</text:p>
          </table:table-cell>
          <table:table-cell table:formula="of:=[.D5]*100/[.B5]" office:value-type="float" office:value="24.2414259803922" calcext:value-type="float">
            <text:p>24,2414259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25" calcext:value-type="float">
            <text:p>15,25</text:p>
          </table:table-cell>
          <table:table-cell table:formula="of:=(0.400542*[.B6])+14.2057" office:value-type="float" office:value="20.3139655" calcext:value-type="float">
            <text:p>20,3139655</text:p>
          </table:table-cell>
          <table:table-cell table:formula="of:=(0.170746*[.B6])+1.169626" office:value-type="float" office:value="3.7735025" calcext:value-type="float">
            <text:p>3,7735025</text:p>
          </table:table-cell>
          <table:table-cell table:formula="of:=[.D6]*100/[.B6]" office:value-type="float" office:value="24.7442786885246" calcext:value-type="float">
            <text:p>24,7442786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24" calcext:value-type="float">
            <text:p>15,24</text:p>
          </table:table-cell>
          <table:table-cell table:formula="of:=(0.400542*[.B7])+14.2057" office:value-type="float" office:value="20.30996008" calcext:value-type="float">
            <text:p>20,30996008</text:p>
          </table:table-cell>
          <table:table-cell table:formula="of:=(0.170746*[.B7])+1.169626" office:value-type="float" office:value="3.77179504" calcext:value-type="float">
            <text:p>3,77179504</text:p>
          </table:table-cell>
          <table:table-cell table:formula="of:=[.D7]*100/[.B7]" office:value-type="float" office:value="24.7493112860892" calcext:value-type="float">
            <text:p>24,74931128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99" calcext:value-type="float">
            <text:p>13,99</text:p>
          </table:table-cell>
          <table:table-cell table:formula="of:=(0.400542*[.B8])+14.2057" office:value-type="float" office:value="19.80928258" calcext:value-type="float">
            <text:p>19,80928258</text:p>
          </table:table-cell>
          <table:table-cell table:formula="of:=(0.170746*[.B8])+1.169626" office:value-type="float" office:value="3.55836254" calcext:value-type="float">
            <text:p>3,55836254</text:p>
          </table:table-cell>
          <table:table-cell table:formula="of:=[.D8]*100/[.B8]" office:value-type="float" office:value="25.4350431736955" calcext:value-type="float">
            <text:p>25,4350431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65" calcext:value-type="float">
            <text:p>13,65</text:p>
          </table:table-cell>
          <table:table-cell table:formula="of:=(0.400542*[.B9])+14.2057" office:value-type="float" office:value="19.6730983" calcext:value-type="float">
            <text:p>19,6730983</text:p>
          </table:table-cell>
          <table:table-cell table:formula="of:=(0.170746*[.B9])+1.169626" office:value-type="float" office:value="3.5003089" calcext:value-type="float">
            <text:p>3,5003089</text:p>
          </table:table-cell>
          <table:table-cell table:formula="of:=[.D9]*100/[.B9]" office:value-type="float" office:value="25.6432886446886" calcext:value-type="float">
            <text:p>25,6432886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67" calcext:value-type="float">
            <text:p>13,67</text:p>
          </table:table-cell>
          <table:table-cell table:formula="of:=(0.400542*[.B10])+14.2057" office:value-type="float" office:value="19.68110914" calcext:value-type="float">
            <text:p>19,68110914</text:p>
          </table:table-cell>
          <table:table-cell table:formula="of:=(0.170746*[.B10])+1.169626" office:value-type="float" office:value="3.50372382" calcext:value-type="float">
            <text:p>3,50372382</text:p>
          </table:table-cell>
          <table:table-cell table:formula="of:=[.D10]*100/[.B10]" office:value-type="float" office:value="25.6307521580102" calcext:value-type="float">
            <text:p>25,63075215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0])" office:value-type="float" office:value="14.2933333333333" calcext:value-type="float">
            <text:p>14,2933333333</text:p>
          </table:table-cell>
          <table:table-cell table:formula="of:=AVERAGE([.C2:.C10])" office:value-type="float" office:value="19.93078032" calcext:value-type="float">
            <text:p>19,93078032</text:p>
          </table:table-cell>
          <table:table-cell table:formula="of:=AVERAGE([.D2:.D10])" office:value-type="float" office:value="3.61015549333333" calcext:value-type="float">
            <text:p>3,6101554933</text:p>
          </table:table-cell>
          <table:table-cell table:formula="of:=[.D11]*100/[.B11]" office:value-type="float" office:value="25.2576177238806" calcext:value-type="float">
            <text:p>25,2576177239</text:p>
          </table:table-cell>
        </table:table-row>
        <table:table-row table:style-name="ro1">
          <table:table-cell office:value-type="string" calcext:value-type="string">
            <text:p>desvest</text:p>
          </table:table-cell>
          <table:table-cell table:formula="of:=STDEV([.B2:.B10])" office:value-type="float" office:value="1.11629969094325" calcext:value-type="float">
            <text:p>1,1162996909</text:p>
          </table:table-cell>
          <table:table-cell table:formula="of:=STDEV([.C2:.C10])" office:value-type="float" office:value="0.447124910809792" calcext:value-type="float">
            <text:p>0,4471249108</text:p>
          </table:table-cell>
          <table:table-cell table:formula="of:=STDEV([.D2:.D10])" office:value-type="float" office:value="0.190603707029797" calcext:value-type="float">
            <text:p>0,190603707</text:p>
          </table:table-cell>
          <table:table-cell/>
        </table:table-row>
        <table:table-row table:style-name="ro1">
          <table:table-cell office:value-type="string" calcext:value-type="string">
            <text:p>cv</text:p>
          </table:table-cell>
          <table:table-cell table:formula="of:=[.B12]*100/[.B11]" office:value-type="float" office:value="7.8099325392485" calcext:value-type="float">
            <text:p>7,8099325392</text:p>
          </table:table-cell>
          <table:table-cell table:formula="of:=[.C12]*100/[.C11]" office:value-type="float" office:value="2.24338888709297" calcext:value-type="float">
            <text:p>2,2433888871</text:p>
          </table:table-cell>
          <table:table-cell table:formula="of:=[.D12]*100/[.D11]" office:value-type="float" office:value="5.27965367092286" calcext:value-type="float">
            <text:p>5,2796536709</text:p>
          </table:table-cell>
          <table:table-cell/>
        </table:table-row>
      </table:table>
      <table:table table:name="peso humedo_peso seco" table:style-name="ta1">
        <table:shapes>
          <draw:frame draw:z-index="0" draw:style-name="gr1" draw:text-style-name="P1" svg:width="15.999cm" svg:height="8.999cm" svg:x="4.616cm" svg:y="0.616cm">
            <draw:object draw:notify-on-update-of-ranges="'peso humedo_peso seco'.A2:'peso humedo_peso seco'.A23 'peso humedo_peso seco'.B2:'peso humedo_peso seco'.B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2" table:default-cell-style-name="ce1"/>
        <table:table-row table:style-name="ro2">
          <table:table-cell office:value-type="string" calcext:value-type="string">
            <text:p>WW (grs)</text:p>
          </table:table-cell>
          <table:table-cell office:value-type="string" calcext:value-type="string">
            <text:p>DW (grs)</text:p>
          </table:table-cell>
        </table:table-row>
        <table:table-row table:style-name="ro2">
          <table:table-cell office:value-type="float" office:value="10.1" calcext:value-type="float">
            <text:p>10,1</text:p>
          </table:table-cell>
          <table:table-cell office:value-type="float" office:value="2.55853" calcext:value-type="float">
            <text:p>2,55853</text:p>
          </table:table-cell>
        </table:table-row>
        <table:table-row table:style-name="ro2">
          <table:table-cell office:value-type="float" office:value="10.01" calcext:value-type="float">
            <text:p>10,01</text:p>
          </table:table-cell>
          <table:table-cell office:value-type="float" office:value="2.69473" calcext:value-type="float">
            <text:p>2,69473</text:p>
          </table:table-cell>
        </table:table-row>
        <table:table-row table:style-name="ro2">
          <table:table-cell office:value-type="float" office:value="11.7" calcext:value-type="float">
            <text:p>11,7</text:p>
          </table:table-cell>
          <table:table-cell office:value-type="float" office:value="2.9433" calcext:value-type="float">
            <text:p>2,9433</text:p>
          </table:table-cell>
        </table:table-row>
        <table:table-row table:style-name="ro2">
          <table:table-cell office:value-type="float" office:value="10.68" calcext:value-type="float">
            <text:p>10,68</text:p>
          </table:table-cell>
          <table:table-cell office:value-type="float" office:value="2.8506" calcext:value-type="float">
            <text:p>2,8506</text:p>
          </table:table-cell>
        </table:table-row>
        <table:table-row table:style-name="ro2">
          <table:table-cell office:value-type="float" office:value="10.91" calcext:value-type="float">
            <text:p>10,91</text:p>
          </table:table-cell>
          <table:table-cell office:value-type="float" office:value="3.03193" calcext:value-type="float">
            <text:p>3,03193</text:p>
          </table:table-cell>
        </table:table-row>
        <table:table-row table:style-name="ro2">
          <table:table-cell office:value-type="float" office:value="11.64" calcext:value-type="float">
            <text:p>11,64</text:p>
          </table:table-cell>
          <table:table-cell office:value-type="float" office:value="3.34672" calcext:value-type="float">
            <text:p>3,34672</text:p>
          </table:table-cell>
        </table:table-row>
        <table:table-row table:style-name="ro2">
          <table:table-cell office:value-type="float" office:value="12.3" calcext:value-type="float">
            <text:p>12,3</text:p>
          </table:table-cell>
          <table:table-cell office:value-type="float" office:value="3.50714" calcext:value-type="float">
            <text:p>3,50714</text:p>
          </table:table-cell>
        </table:table-row>
        <table:table-row table:style-name="ro2">
          <table:table-cell office:value-type="float" office:value="13.3" calcext:value-type="float">
            <text:p>13,3</text:p>
          </table:table-cell>
          <table:table-cell office:value-type="float" office:value="3.48198" calcext:value-type="float">
            <text:p>3,48198</text:p>
          </table:table-cell>
        </table:table-row>
        <table:table-row table:style-name="ro2">
          <table:table-cell office:value-type="float" office:value="12.94" calcext:value-type="float">
            <text:p>12,94</text:p>
          </table:table-cell>
          <table:table-cell office:value-type="float" office:value="3.43434" calcext:value-type="float">
            <text:p>3,43434</text:p>
          </table:table-cell>
        </table:table-row>
        <table:table-row table:style-name="ro2">
          <table:table-cell office:value-type="float" office:value="13.2" calcext:value-type="float">
            <text:p>13,2</text:p>
          </table:table-cell>
          <table:table-cell office:value-type="float" office:value="3.50237" calcext:value-type="float">
            <text:p>3,50237</text:p>
          </table:table-cell>
        </table:table-row>
        <table:table-row table:style-name="ro2">
          <table:table-cell office:value-type="float" office:value="13.6" calcext:value-type="float">
            <text:p>13,6</text:p>
          </table:table-cell>
          <table:table-cell office:value-type="float" office:value="3.66975" calcext:value-type="float">
            <text:p>3,66975</text:p>
          </table:table-cell>
        </table:table-row>
        <table:table-row table:style-name="ro2">
          <table:table-cell office:value-type="float" office:value="12.7" calcext:value-type="float">
            <text:p>12,7</text:p>
          </table:table-cell>
          <table:table-cell office:value-type="float" office:value="3.49786" calcext:value-type="float">
            <text:p>3,49786</text:p>
          </table:table-cell>
        </table:table-row>
        <table:table-row table:style-name="ro2">
          <table:table-cell office:value-type="float" office:value="14.64" calcext:value-type="float">
            <text:p>14,64</text:p>
          </table:table-cell>
          <table:table-cell office:value-type="float" office:value="3.5909" calcext:value-type="float">
            <text:p>3,5909</text:p>
          </table:table-cell>
        </table:table-row>
        <table:table-row table:style-name="ro2">
          <table:table-cell office:value-type="float" office:value="15.64" calcext:value-type="float">
            <text:p>15,64</text:p>
          </table:table-cell>
          <table:table-cell office:value-type="float" office:value="3.59113" calcext:value-type="float">
            <text:p>3,59113</text:p>
          </table:table-cell>
        </table:table-row>
        <table:table-row table:style-name="ro2">
          <table:table-cell office:value-type="float" office:value="13.2" calcext:value-type="float">
            <text:p>13,2</text:p>
          </table:table-cell>
          <table:table-cell office:value-type="float" office:value="3.68391" calcext:value-type="float">
            <text:p>3,68391</text:p>
          </table:table-cell>
        </table:table-row>
        <table:table-row table:style-name="ro2">
          <table:table-cell office:value-type="float" office:value="13.59" calcext:value-type="float">
            <text:p>13,59</text:p>
          </table:table-cell>
          <table:table-cell office:value-type="float" office:value="3.59216" calcext:value-type="float">
            <text:p>3,59216</text:p>
          </table:table-cell>
        </table:table-row>
        <table:table-row table:style-name="ro2">
          <table:table-cell office:value-type="float" office:value="17.94" calcext:value-type="float">
            <text:p>17,94</text:p>
          </table:table-cell>
          <table:table-cell office:value-type="float" office:value="3.66173" calcext:value-type="float">
            <text:p>3,66173</text:p>
          </table:table-cell>
        </table:table-row>
        <table:table-row table:style-name="ro2">
          <table:table-cell office:value-type="float" office:value="14.99" calcext:value-type="float">
            <text:p>14,99</text:p>
          </table:table-cell>
          <table:table-cell office:value-type="float" office:value="3.91039" calcext:value-type="float">
            <text:p>3,91039</text:p>
          </table:table-cell>
        </table:table-row>
        <table:table-row table:style-name="ro2">
          <table:table-cell office:value-type="float" office:value="16.79" calcext:value-type="float">
            <text:p>16,79</text:p>
          </table:table-cell>
          <table:table-cell office:value-type="float" office:value="4.33615" calcext:value-type="float">
            <text:p>4,33615</text:p>
          </table:table-cell>
        </table:table-row>
        <table:table-row table:style-name="ro2">
          <table:table-cell office:value-type="float" office:value="17.62" calcext:value-type="float">
            <text:p>17,62</text:p>
          </table:table-cell>
          <table:table-cell office:value-type="float" office:value="4.00343" calcext:value-type="float">
            <text:p>4,00343</text:p>
          </table:table-cell>
        </table:table-row>
        <table:table-row table:style-name="ro2">
          <table:table-cell office:value-type="float" office:value="18.47" calcext:value-type="float">
            <text:p>18,47</text:p>
          </table:table-cell>
          <table:table-cell office:value-type="float" office:value="4.26416" calcext:value-type="float">
            <text:p>4,26416</text:p>
          </table:table-cell>
        </table:table-row>
        <table:table-row table:style-name="ro2">
          <table:table-cell office:value-type="float" office:value="18.61" calcext:value-type="float">
            <text:p>18,61</text:p>
          </table:table-cell>
          <table:table-cell office:value-type="float" office:value="4.58299" calcext:value-type="float">
            <text:p>4,58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loext:fill-character> </loext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2" style:volatile="true">
      <loext:fill-character> </loext:fill-character>
      <number:text>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8"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9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</number:text>
      <number:number number:decimal-places="0" number:min-integer-digits="1" number:grouping="true"/>
    </number:number-style>
    <number:number-style style:name="N126">
      <number:text>-€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</number:text>
      <number:number number:decimal-places="0" number:min-integer-digits="1" number:grouping="true"/>
    </number:number-style>
    <number:number-style style:name="N127">
      <style:text-properties fo:color="#ff0000"/>
      <number:text>-€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</number:text>
      <number:number number:decimal-places="2" number:min-integer-digits="1" number:grouping="true"/>
    </number:number-style>
    <number:number-style style:name="N128">
      <number:text>-€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</number:number-style>
    <number:number-style style:name="N129">
      <style:text-properties fo:color="#ff0000"/>
      <number:text>-€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number:text> €</number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pta</number:text>
    </number:number-style>
    <number:number-style style:name="N134">
      <number:text>-</number:text>
      <number:number number:decimal-places="0" number:min-integer-digits="1" number:grouping="true"/>
      <number:text> pta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pta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pta</number:text>
    </number:number-style>
    <number:number-style style:name="N136">
      <number:text>-</number:text>
      <number:number number:decimal-places="2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loext:fill-character> </loext:fill-character>
      <number:number number:decimal-places="0" number:min-integer-digits="1" number:grouping="true"/>
      <number:text> pta </number:text>
    </number:number-style>
    <number:number-style style:name="N138P1" style:volatile="true">
      <number:text>-</number:text>
      <loext:fill-character> </loext:fill-character>
      <number:number number:decimal-places="0" number:min-integer-digits="1" number:grouping="true"/>
      <number:text> pta </number:text>
    </number:number-style>
    <number:number-style style:name="N138P2" style:volatile="true">
      <loext:fill-character> </loext:fill-character>
      <number:text>- pta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fill-character> </loext:fill-character>
      <number:number number:decimal-places="0" number:min-integer-digits="1" number:grouping="true"/>
      <number:text>      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39P2" style:volatile="true">
      <loext:fill-character> </loext:fill-character>
      <number:text>- 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fill-character> </loext:fill-character>
      <number:number number:decimal-places="2" number:min-integer-digits="1" number:grouping="true"/>
      <number:text> pta </number:text>
    </number:number-style>
    <number:number-style style:name="N140P1" style:volatile="true">
      <number:text>-</number:text>
      <loext:fill-character> </loext:fill-character>
      <number:number number:decimal-places="2" number:min-integer-digits="1" number:grouping="true"/>
      <number:text> pta </number:text>
    </number:number-style>
    <number:number-style style:name="N140P2" style:volatile="true">
      <loext:fill-character> </loext:fill-character>
      <number:text>-</number:text>
      <number:number number:decimal-places="0" number:min-integer-digits="0"/>
      <number:text> pta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fill-character> </loext:fill-character>
      <number:number number:decimal-places="2" number:min-integer-digits="1" number:grouping="true"/>
      <number:text>      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0" number:min-integer-digits="1" number:grouping="true"/>
      <number:text> Pts</number:text>
    </number:number-style>
    <number:number-style style:name="N142">
      <number:text>-</number:text>
      <number:number number:decimal-places="0" number:min-integer-digits="1" number:grouping="true"/>
      <number:text> Pts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Pts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Pts</number:text>
    </number:number-style>
    <number:number-style style:name="N144">
      <number:text>-</number:text>
      <number:number number:decimal-places="2" number:min-integer-digits="1" number:grouping="true"/>
      <number:text> Pts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Pts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45P0"/>
    </number:number-style>
    <number:number-style style:name="N146P0" style:volatile="true">
      <loext:fill-character> </loext:fill-character>
      <number:number number:decimal-places="0" number:min-integer-digits="1" number:grouping="true"/>
      <number:text> Pts </number:text>
    </number:number-style>
    <number:number-style style:name="N146P1" style:volatile="true">
      <number:text>-</number:text>
      <loext:fill-character> </loext:fill-character>
      <number:number number:decimal-places="0" number:min-integer-digits="1" number:grouping="true"/>
      <number:text> Pts </number:text>
    </number:number-style>
    <number:number-style style:name="N146P2" style:volatile="true">
      <loext:fill-character> </loext:fill-character>
      <number:text>- Pts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fill-character> </loext:fill-character>
      <number:number number:decimal-places="2" number:min-integer-digits="1" number:grouping="true"/>
      <number:text> Pts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Pts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 Pts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$ </number:text>
      <number:number number:decimal-places="0" number:min-integer-digits="1" number:grouping="true"/>
    </number:number-style>
    <number:number-style style:name="N149">
      <number:text>-$ 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 </number:text>
      <number:number number:decimal-places="0" number:min-integer-digits="1" number:grouping="true"/>
    </number:number-style>
    <number:number-style style:name="N150">
      <style:text-properties fo:color="#ff0000"/>
      <number:text>-$ 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$ </number:text>
      <number:number number:decimal-places="2" number:min-integer-digits="1" number:grouping="true"/>
    </number:number-style>
    <number:number-style style:name="N151">
      <number:text>-$ 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 </number:text>
      <number:number number:decimal-places="2" number:min-integer-digits="1" number:grouping="true"/>
    </number:number-style>
    <number:number-style style:name="N152">
      <style:text-properties fo:color="#ff0000"/>
      <number:text>-$ 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53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53P2" style:volatile="true">
      <number:text> $ </number:text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5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P0" style:volatile="true">
      <number:hours/>
      <number:text>:</number:text>
      <number:minutes number:style="long"/>
      <number:text>:</number:text>
      <number:seconds number:style="long"/>
    </number:time-style>
    <number:text-style style:name="N155">
      <number:text-content/>
      <style:map style:condition="value()&gt;=0" style:apply-style-name="N155P0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Activado</number:text>
    </number:number-style>
    <number:number-style style:name="N158P1" style:volatile="true">
      <number:text>Activado</number:text>
    </number:number-style>
    <number:number-style style:name="N158">
      <number:text>Desactivado</number:text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time-style style:name="N160P0" style:volatile="true">
      <number:hours/>
      <number:text>:</number:text>
      <number:minutes number:style="long"/>
    </number:time-style>
    <number:text-style style:name="N160">
      <number:text-content/>
      <style:map style:condition="value()&gt;=0" style:apply-style-name="N160P0"/>
    </number:text-style>
    <number:time-style style:name="N161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1">
      <number:text-content/>
      <style:map style:condition="value()&gt;=0" style:apply-style-name="N161P0"/>
    </number:text-style>
    <number:date-style style:name="N162">
      <number:month number:textual="true"/>
      <number:text>/</number:text>
      <number:year number:style="long"/>
    </number:date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7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67P2" style:volatile="true">
      <number:text> $</number:text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6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integer-digits="1"/>
    </number:number-style>
    <number:number-style style:name="N170">
      <number:number number:decimal-places="6" number:min-integer-digits="1" number:grouping="true"/>
    </number:number-style>
    <number:number-style style:name="N171">
      <number:number number:decimal-places="3" number:min-integer-digits="1"/>
    </number:number-style>
    <number:number-style style:name="N172">
      <number:number number:decimal-places="8" number:min-integer-digits="1" number:grouping="true"/>
    </number:number-style>
    <number:date-style style:name="N173">
      <number:month number:textual="true"/>
      <number:text>-</number:text>
      <number:year number:style="long"/>
    </number:date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ime-style style:name="N20120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20120" number:language="en" number:country="US">
      <number:text-content/>
      <style:map style:condition="value()&gt;=0" style:apply-style-name="N20120P0"/>
    </number:text-style>
    <number:date-style style:name="N20121P0" style:volatile="true" number:language="en" number:country="US">
      <number:day/>
      <number:text>-</number:text>
      <number:month/>
      <number:text>-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number:time-style style:name="N20122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2" number:language="en" number:country="US">
      <number:text-content/>
      <style:map style:condition="value()&gt;=0" style:apply-style-name="N20122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6:06:25.0935935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Leiva</meta:initial-creator>
    <meta:creation-date>2015-06-10T19:15:06.167477671</meta:creation-date>
    <dc:date>2015-06-25T16:26:37.380537864</dc:date>
    <meta:editing-duration>PT19M32S</meta:editing-duration>
    <meta:editing-cycles>9</meta:editing-cycles>
    <meta:generator>LibreOffice/4.2.8.2$Linux_x86 LibreOffice_project/420m0$Build-2</meta:generator>
    <meta:document-statistic meta:table-count="3" meta:cell-count="2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703cm" style:legend-expansion="high" chart:style-name="ch2"/>
        <chart:plot-area chart:style-name="ch3" table:cell-range-address="'serie 1'.B2:'serie 1'.D25" svg:x="0.32cm" svg:y="0.18cm" svg:width="11.106cm" svg:height="8.64cm">
          <chartooo:coordinate-region svg:x="0.941cm" svg:y="0.38cm" svg:width="10.29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rie 1'.C2:'serie 1'.C25" chart:class="chart:scatter">
            <chart:domain table:cell-range-address="'serie 1'.B2:'serie 1'.B25"/>
            <chart:regression-curve chart:style-name="ch7">
              <chart:equation chart:display-equation="true" chart:display-r-square="false" svg:x="1.276cm" svg:y="0.61cm"/>
            </chart:regression-curve>
            <chart:data-point chart:repeated="24"/>
          </chart:series>
          <chart:series chart:style-name="ch8" chart:values-cell-range-address="'serie 1'.D2:'serie 1'.D25" chart:class="chart:scatte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8">
                <text:p>17.58</text:p>
                <draw:g>
                  <svg:desc>'serie 1'.B2:'serie 1'.B25</svg:desc>
                </draw:g>
              </table:table-cell>
              <table:table-cell office:value-type="float" office:value="21.2472537514">
                <text:p>21.2472537514</text:p>
                <draw:g>
                  <svg:desc>'serie 1'.C2:'serie 1'.C25</svg:desc>
                </draw:g>
              </table:table-cell>
              <table:table-cell office:value-type="float" office:value="4.3543642852">
                <text:p>4.3543642852</text:p>
                <draw:g>
                  <svg:desc>'serie 1'.D2:'serie 1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8">
                <text:p>15.38</text:p>
              </table:table-cell>
              <table:table-cell office:value-type="float" office:value="20.3660609064">
                <text:p>20.3660609064</text:p>
              </table:table-cell>
              <table:table-cell office:value-type="float" office:value="3.8591818549">
                <text:p>3.8591818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6">
                <text:p>14.56</text:p>
              </table:table-cell>
              <table:table-cell office:value-type="float" office:value="20.0376163005">
                <text:p>20.0376163005</text:p>
              </table:table-cell>
              <table:table-cell office:value-type="float" office:value="3.6893795317">
                <text:p>3.6893795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91">
                <text:p>13.91</text:p>
              </table:table-cell>
              <table:table-cell office:value-type="float" office:value="19.777263869">
                <text:p>19.777263869</text:p>
              </table:table-cell>
              <table:table-cell office:value-type="float" office:value="3.5601049053">
                <text:p>3.5601049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">
                <text:p>12.9</text:p>
              </table:table-cell>
              <table:table-cell office:value-type="float" office:value="19.3727162447">
                <text:p>19.3727162447</text:p>
              </table:table-cell>
              <table:table-cell office:value-type="float" office:value="3.3681613017">
                <text:p>3.3681613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1">
                <text:p>13.21</text:p>
              </table:table-cell>
              <table:table-cell office:value-type="float" office:value="19.4968843274">
                <text:p>19.4968843274</text:p>
              </table:table-cell>
              <table:table-cell office:value-type="float" office:value="3.4259472917">
                <text:p>3.4259472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9">
                <text:p>15.69</text:p>
              </table:table-cell>
              <table:table-cell office:value-type="float" office:value="20.4902289891">
                <text:p>20.4902289891</text:p>
              </table:table-cell>
              <table:table-cell office:value-type="float" office:value="3.9253920581">
                <text:p>3.9253920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5">
                <text:p>11.95</text:p>
              </table:table-cell>
              <table:table-cell office:value-type="float" office:value="18.9922011525">
                <text:p>18.9922011525</text:p>
              </table:table-cell>
              <table:table-cell office:value-type="float" office:value="3.1970752901">
                <text:p>3.1970752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64">
                <text:p>20.64</text:p>
              </table:table-cell>
              <table:table-cell office:value-type="float" office:value="22.4729128905">
                <text:p>22.4729128905</text:p>
              </table:table-cell>
              <table:table-cell office:value-type="float" office:value="5.1505006737">
                <text:p>5.1505006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4">
                <text:p>14.64</text:p>
              </table:table-cell>
              <table:table-cell office:value-type="float" office:value="20.0696596767">
                <text:p>20.0696596767</text:p>
              </table:table-cell>
              <table:table-cell office:value-type="float" office:value="3.705611298">
                <text:p>3.705611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2">
                <text:p>15.82</text:p>
              </table:table-cell>
              <table:table-cell office:value-type="float" office:value="20.5422994754">
                <text:p>20.5422994754</text:p>
              </table:table-cell>
              <table:table-cell office:value-type="float" office:value="3.9534945748">
                <text:p>3.9534945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4">
                <text:p>9.94</text:p>
              </table:table-cell>
              <table:table-cell office:value-type="float" office:value="18.1871113259">
                <text:p>18.1871113259</text:p>
              </table:table-cell>
              <table:table-cell office:value-type="float" office:value="2.8631978049">
                <text:p>2.8631978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">
                <text:p>9.6</text:p>
              </table:table-cell>
              <table:table-cell office:value-type="float" office:value="18.0509269771">
                <text:p>18.0509269771</text:p>
              </table:table-cell>
              <table:table-cell office:value-type="float" office:value="2.8102736361">
                <text:p>2.8102736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1">
                <text:p>13.41</text:p>
              </table:table-cell>
              <table:table-cell office:value-type="float" office:value="19.5769927678">
                <text:p>19.5769927678</text:p>
              </table:table-cell>
              <table:table-cell office:value-type="float" office:value="3.4637536513">
                <text:p>3.4637536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2">
                <text:p>12.62</text:p>
              </table:table-cell>
              <table:table-cell office:value-type="float" office:value="19.260564428">
                <text:p>19.260564428</text:p>
              </table:table-cell>
              <table:table-cell office:value-type="float" office:value="3.3168057251">
                <text:p>3.3168057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93">
                <text:p>15.93</text:p>
              </table:table-cell>
              <table:table-cell office:value-type="float" office:value="20.5863591176">
                <text:p>20.5863591176</text:p>
              </table:table-cell>
              <table:table-cell office:value-type="float" office:value="3.9774307127">
                <text:p>3.9774307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17">
                <text:p>14.17</text:p>
              </table:table-cell>
              <table:table-cell office:value-type="float" office:value="19.8814048416">
                <text:p>19.8814048416</text:p>
              </table:table-cell>
              <table:table-cell office:value-type="float" office:value="3.6112621073">
                <text:p>3.6112621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68">
                <text:p>8.68</text:p>
              </table:table-cell>
              <table:table-cell office:value-type="float" office:value="17.682428151">
                <text:p>17.682428151</text:p>
              </table:table-cell>
              <table:table-cell office:value-type="float" office:value="2.6719205443">
                <text:p>2.6719205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9">
                <text:p>15.39</text:p>
              </table:table-cell>
              <table:table-cell office:value-type="float" office:value="20.3700663284">
                <text:p>20.3700663284</text:p>
              </table:table-cell>
              <table:table-cell office:value-type="float" office:value="3.8613001344">
                <text:p>3.8613001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75">
                <text:p>15.75</text:p>
              </table:table-cell>
              <table:table-cell office:value-type="float" office:value="20.5142615212">
                <text:p>20.5142615212</text:p>
              </table:table-cell>
              <table:table-cell office:value-type="float" office:value="3.9383375418">
                <text:p>3.93833754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7">
                <text:p>9.17</text:p>
              </table:table-cell>
              <table:table-cell office:value-type="float" office:value="17.8786938301">
                <text:p>17.8786938301</text:p>
              </table:table-cell>
              <table:table-cell office:value-type="float" office:value="2.7447388035">
                <text:p>2.7447388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14">
                <text:p>16.14</text:p>
              </table:table-cell>
              <table:table-cell office:value-type="float" office:value="20.6704729801">
                <text:p>20.6704729801</text:p>
              </table:table-cell>
              <table:table-cell office:value-type="float" office:value="4.0235301354">
                <text:p>4.0235301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3">
                <text:p>16.73</text:p>
              </table:table-cell>
              <table:table-cell office:value-type="float" office:value="20.9067928795">
                <text:p>20.9067928795</text:p>
              </table:table-cell>
              <table:table-cell office:value-type="float" office:value="4.1559269108">
                <text:p>4.1559269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4">
                <text:p>11.84</text:p>
              </table:table-cell>
              <table:table-cell office:value-type="float" office:value="18.9481415102">
                <text:p>18.9481415102</text:p>
              </table:table-cell>
              <table:table-cell office:value-type="float" office:value="3.1778353233">
                <text:p>3.1778353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peso humedo_peso seco'.A2:'peso humedo_peso seco'.B23" svg:x="0.32cm" svg:y="0.18cm" svg:width="15.36cm" svg:height="8.64cm">
          <chartooo:coordinate-region svg:x="1.047cm" svg:y="0.379cm" svg:width="14.446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peso humedo_peso seco'.B2:'peso humedo_peso seco'.B23" chart:class="chart:scatter">
            <chart:domain table:cell-range-address="'peso humedo_peso seco'.A2:'peso humedo_peso seco'.A23"/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'peso humedo_peso seco'.A2:'peso humedo_peso seco'.A23</svg:desc>
                </draw:g>
              </table:table-cell>
              <table:table-cell office:value-type="float" office:value="2.55853">
                <text:p>2.55853</text:p>
                <draw:g>
                  <svg:desc>'peso humedo_peso seco'.B2:'peso humedo_peso seco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1">
                <text:p>10.01</text:p>
              </table:table-cell>
              <table:table-cell office:value-type="float" office:value="2.69473">
                <text:p>2.69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">
                <text:p>11.7</text:p>
              </table:table-cell>
              <table:table-cell office:value-type="float" office:value="2.9433">
                <text:p>2.9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8">
                <text:p>10.68</text:p>
              </table:table-cell>
              <table:table-cell office:value-type="float" office:value="2.8506">
                <text:p>2.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91">
                <text:p>10.91</text:p>
              </table:table-cell>
              <table:table-cell office:value-type="float" office:value="3.03193">
                <text:p>3.03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4">
                <text:p>11.64</text:p>
              </table:table-cell>
              <table:table-cell office:value-type="float" office:value="3.34672">
                <text:p>3.34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3">
                <text:p>12.3</text:p>
              </table:table-cell>
              <table:table-cell office:value-type="float" office:value="3.50714">
                <text:p>3.50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3">
                <text:p>13.3</text:p>
              </table:table-cell>
              <table:table-cell office:value-type="float" office:value="3.48198">
                <text:p>3.48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94">
                <text:p>12.94</text:p>
              </table:table-cell>
              <table:table-cell office:value-type="float" office:value="3.43434">
                <text:p>3.43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2">
                <text:p>13.2</text:p>
              </table:table-cell>
              <table:table-cell office:value-type="float" office:value="3.50237">
                <text:p>3.50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3.66975">
                <text:p>3.66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7">
                <text:p>12.7</text:p>
              </table:table-cell>
              <table:table-cell office:value-type="float" office:value="3.49786">
                <text:p>3.49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4">
                <text:p>14.64</text:p>
              </table:table-cell>
              <table:table-cell office:value-type="float" office:value="3.5909">
                <text:p>3.5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64">
                <text:p>15.64</text:p>
              </table:table-cell>
              <table:table-cell office:value-type="float" office:value="3.59113">
                <text:p>3.59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">
                <text:p>13.2</text:p>
              </table:table-cell>
              <table:table-cell office:value-type="float" office:value="3.68391">
                <text:p>3.68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59">
                <text:p>13.59</text:p>
              </table:table-cell>
              <table:table-cell office:value-type="float" office:value="3.59216">
                <text:p>3.59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94">
                <text:p>17.94</text:p>
              </table:table-cell>
              <table:table-cell office:value-type="float" office:value="3.66173">
                <text:p>3.66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99">
                <text:p>14.99</text:p>
              </table:table-cell>
              <table:table-cell office:value-type="float" office:value="3.91039">
                <text:p>3.91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79">
                <text:p>16.79</text:p>
              </table:table-cell>
              <table:table-cell office:value-type="float" office:value="4.33615">
                <text:p>4.33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62">
                <text:p>17.62</text:p>
              </table:table-cell>
              <table:table-cell office:value-type="float" office:value="4.00343">
                <text:p>4.00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47">
                <text:p>18.47</text:p>
              </table:table-cell>
              <table:table-cell office:value-type="float" office:value="4.26416">
                <text:p>4.26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61">
                <text:p>18.61</text:p>
              </table:table-cell>
              <table:table-cell office:value-type="float" office:value="4.58299">
                <text:p>4.58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